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10f2ed" officeooo:paragraph-rsid="00179a8e"/>
    </style:style>
    <style:style style:name="P3" style:family="paragraph" style:parent-style-name="Text_20_body">
      <style:paragraph-properties fo:text-align="justify" style:justify-single-word="false"/>
      <style:text-properties officeooo:rsid="00126e53" officeooo:paragraph-rsid="00179a8e"/>
    </style:style>
    <style:style style:name="P4" style:family="paragraph" style:parent-style-name="Text_20_body">
      <style:paragraph-properties fo:text-align="center" style:justify-single-word="false"/>
      <style:text-properties officeooo:rsid="0014e604" officeooo:paragraph-rsid="0014e604"/>
    </style:style>
    <style:style style:name="P5" style:family="paragraph" style:parent-style-name="Text_20_body">
      <style:paragraph-properties fo:text-align="justify" style:justify-single-word="false"/>
      <style:text-properties officeooo:rsid="001636a0" officeooo:paragraph-rsid="00179a8e"/>
    </style:style>
    <style:style style:name="P6" style:family="paragraph" style:parent-style-name="Text_20_body">
      <style:paragraph-properties fo:text-align="justify" style:justify-single-word="false"/>
      <style:text-properties officeooo:rsid="0010aa2a" officeooo:paragraph-rsid="00179a8e"/>
    </style:style>
    <style:style style:name="P7" style:family="paragraph" style:parent-style-name="Standard">
      <style:paragraph-properties fo:text-align="justify" style:justify-single-word="false"/>
      <style:text-properties officeooo:rsid="0010aa2a" officeooo:paragraph-rsid="00179a8e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Heading_20_1">
      <style:text-properties officeooo:paragraph-rsid="00179a8e"/>
    </style:style>
    <style:style style:name="P10" style:family="paragraph" style:parent-style-name="Text_20_body" style:list-style-name="L1">
      <style:paragraph-properties fo:text-align="justify" style:justify-single-word="false"/>
      <style:text-properties officeooo:rsid="00126e53" officeooo:paragraph-rsid="00179a8e"/>
    </style:style>
    <style:style style:name="P11" style:family="paragraph" style:parent-style-name="Text_20_body" style:list-style-name="L1">
      <style:paragraph-properties fo:text-align="justify" style:justify-single-word="false"/>
      <style:text-properties officeooo:rsid="0014e604" officeooo:paragraph-rsid="00179a8e"/>
    </style:style>
    <style:style style:name="P12" style:family="paragraph" style:parent-style-name="Text_20_body" style:list-style-name="L1">
      <style:paragraph-properties fo:text-align="justify" style:justify-single-word="false"/>
      <style:text-properties officeooo:rsid="0010aa2a" officeooo:paragraph-rsid="00179a8e"/>
    </style:style>
    <style:style style:name="P13" style:family="paragraph" style:parent-style-name="Text_20_body">
      <style:paragraph-properties fo:text-align="justify" style:justify-single-word="false"/>
      <style:text-properties officeooo:rsid="0010aa2a" officeooo:paragraph-rsid="00179a8e"/>
    </style:style>
    <style:style style:name="P14" style:family="paragraph" style:parent-style-name="Text_20_body" style:list-style-name="L1">
      <style:paragraph-properties fo:text-align="justify" style:justify-single-word="false"/>
      <style:text-properties officeooo:rsid="00134c64" officeooo:paragraph-rsid="00179a8e"/>
    </style:style>
    <style:style style:name="P15" style:family="paragraph" style:parent-style-name="Text_20_body" style:list-style-name="L1">
      <style:paragraph-properties fo:text-align="justify" style:justify-single-word="false"/>
      <style:text-properties officeooo:rsid="000da243" officeooo:paragraph-rsid="00179a8e"/>
    </style:style>
    <style:style style:name="P16" style:family="paragraph" style:parent-style-name="Text_20_body" style:list-style-name="L1">
      <style:paragraph-properties fo:text-align="justify" style:justify-single-word="false"/>
      <style:text-properties officeooo:rsid="0017252d" officeooo:paragraph-rsid="00179a8e"/>
    </style:style>
    <style:style style:name="P17" style:family="paragraph" style:parent-style-name="Text_20_body" style:list-style-name="L2">
      <style:paragraph-properties fo:text-align="justify" style:justify-single-word="false"/>
      <style:text-properties officeooo:rsid="001636a0" officeooo:paragraph-rsid="00179a8e"/>
    </style:style>
    <style:style style:name="P18" style:family="paragraph" style:parent-style-name="Text_20_body">
      <style:paragraph-properties fo:text-align="justify" style:justify-single-word="false"/>
      <style:text-properties officeooo:rsid="001636a0" officeooo:paragraph-rsid="00179a8e"/>
    </style:style>
    <style:style style:name="P19" style:family="paragraph" style:parent-style-name="Text_20_body">
      <style:paragraph-properties fo:text-align="justify" style:justify-single-word="false"/>
      <style:text-properties officeooo:rsid="001acd3c" officeooo:paragraph-rsid="001acd3c"/>
    </style:style>
    <style:style style:name="T1" style:family="text">
      <style:text-properties officeooo:rsid="0010b78e"/>
    </style:style>
    <style:style style:name="T2" style:family="text">
      <style:text-properties officeooo:rsid="0014e604"/>
    </style:style>
    <style:style style:name="T3" style:family="text">
      <style:text-properties officeooo:rsid="001655a0"/>
    </style:style>
    <style:style style:name="T4" style:family="text">
      <style:text-properties officeooo:rsid="000f9710"/>
    </style:style>
    <style:style style:name="T5" style:family="text">
      <style:text-properties officeooo:rsid="00175826"/>
    </style:style>
    <style:style style:name="T6" style:family="text">
      <style:text-properties officeooo:rsid="000da243"/>
    </style:style>
    <style:style style:name="T7" style:family="text">
      <style:text-properties officeooo:rsid="0017252d"/>
    </style:style>
    <style:style style:name="T8" style:family="text">
      <style:text-properties officeooo:rsid="0017a1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struye tu tienda en línea con Wordpress y Woocommerce</text:p>
      <text:h text:style-name="P8" text:outline-level="1">Haz que tu negocio se visible en <text:span text:style-name="T1">I</text:span>nternet</text:h>
      <text:p text:style-name="P4">Ing. Francisco Lueza</text:p>
      <text:p text:style-name="P4"><text:a xlink:type="simple" xlink:href="https://digitaladvertisingteam.github.io/" text:style-name="Internet_20_link" text:visited-style-name="Visited_20_Internet_20_Link">https://</text:a><text:a xlink:type="simple" xlink:href="https://digitaladvertisingteam.github.io/" text:style-name="Internet_20_link" text:visited-style-name="Visited_20_Internet_20_Link"><text:span text:style-name="T3">digitaladvertisingteam.github.io</text:span></text:a><text:span text:style-name="T3"> </text:span></text:p>
      <text:p text:style-name="P1"/>
      <text:h text:style-name="P9" text:outline-level="1">Objetivo</text:h>
      <text:p text:style-name="P2">Que el alumno pueda <text:span text:style-name="T4">aprenda </text:span>a <text:span text:style-name="T4">crear una T</text:span>ienda en <text:span text:style-name="T2">L</text:span>inea de principio a fin.</text:p>
      <text:h text:style-name="P9" text:outline-level="1">Lo que aprenderás</text:h>
      <text:p text:style-name="P2">Qué es el comercio electrónico</text:p>
      <text:p text:style-name="P2">Temas <text:span text:style-name="T5">o Plantillas </text:span>de comercio electrónico</text:p>
      <text:p text:style-name="P3">Qué es Woocommerce y como se usa con Wordpress</text:p>
      <text:p text:style-name="P2">Qué es Wordpress <text:span text:style-name="T6">y cómo crear una tienda en línea</text:span></text:p>
      <text:p text:style-name="P2"/>
      <text:h text:style-name="P9" text:outline-level="1">Temario</text:h>
      <text:list xml:id="list1167764906" text:style-name="L1">
        <text:list-item>
          <text:p text:style-name="P10">¿Qué es E-Commerce?</text:p>
        </text:list-item>
        <text:list-item>
          <text:p text:style-name="P10">¿Porqué E-Commerce?</text:p>
        </text:list-item>
        <text:list-item>
          <text:p text:style-name="P10">Estableciendo nuestro presupuesto para la tienda en línea</text:p>
        </text:list-item>
        <text:list-item>
          <text:p text:style-name="P11">Dominio y Web Host</text:p>
          <text:p text:style-name="P12">Tipos de Web Host</text:p>
        </text:list-item>
        <text:list-item>
          <text:p text:style-name="P14">Checklist de la tienda en línea</text:p>
        </text:list-item>
        <text:list-item>
          <text:p text:style-name="P14">Cosas para considerar</text:p>
        </text:list-item>
        <text:list-item>
          <text:p text:style-name="P14">¿Qué es Wordpress? </text:p>
        </text:list-item>
        <text:list-item>
          <text:p text:style-name="P14">¿Que son los Temas?</text:p>
        </text:list-item>
        <text:list-item>
          <text:p text:style-name="P14">¿Qué son los Plugins?</text:p>
        </text:list-item>
        <text:list-item>
          <text:p text:style-name="P14"><text:soft-page-break/>Descargando Wordpress</text:p>
        </text:list-item>
        <text:list-item>
          <text:p text:style-name="P11">Preparando el entorno para la instalación de Wordpress</text:p>
        </text:list-item>
        <text:list-item>
          <text:p text:style-name="P11">Instalando Wordpress de forma local en nuestra computadora</text:p>
        </text:list-item>
        <text:list-item>
          <text:p text:style-name="P11">Configuración después de la instalación</text:p>
        </text:list-item>
        <text:list-item>
          <text:p text:style-name="P11">¿Que es Woocommerce?</text:p>
        </text:list-item>
        <text:list-item>
          <text:p text:style-name="P11">¿Qué son las Pasarelas de pago?</text:p>
        </text:list-item>
        <text:list-item>
          <text:p text:style-name="P11">Temas para Woocommerce</text:p>
        </text:list-item>
        <text:list-item>
          <text:p text:style-name="P15">¿Qué es una guía de estilo?</text:p>
        </text:list-item>
        <text:list-item>
          <text:p text:style-name="P11">Creando la tienda en línea</text:p>
          <text:p text:style-name="P11">Instalando el Tema</text:p>
          <text:p text:style-name="P11">Instalando Woocommerce</text:p>
          <text:p text:style-name="P11">Configurando Woocommerce</text:p>
        </text:list-item>
        <text:list-item>
          <text:p text:style-name="P11">Recomendaciones extra</text:p>
        </text:list-item>
        <text:list-item>
          <text:p text:style-name="P11">Creando un producto</text:p>
        </text:list-item>
        <text:list-item>
          <text:p text:style-name="P11">Seguridad en tu tienda</text:p>
        </text:list-item>
        <text:list-item>
          <text:p text:style-name="P11">Manteniendo actualizado Wordpress y los plugins</text:p>
        </text:list-item>
        <text:list-item>
          <text:p text:style-name="P11">Contraseñas</text:p>
        </text:list-item>
        <text:list-item>
          <text:p text:style-name="P11">Limitaciones de permisos de usuario</text:p>
        </text:list-item>
        <text:list-item>
          <text:p text:style-name="P11">Política de privacidad</text:p>
        </text:list-item>
        <text:list-item>
          <text:p text:style-name="P16">¿Qué son las pasarelas de Pago?</text:p>
        </text:list-item>
        <text:list-item>
          <text:p text:style-name="P11">Configurando Paypa<text:span text:style-name="T6">l como nuestra principal pasarela de pago</text:span></text:p>
        </text:list-item>
        <text:list-item>
          <text:p text:style-name="P11">Hablando de las estrategias de marketing</text:p>
        </text:list-item>
        <text:list-item>
          <text:p text:style-name="P11">Respaldo o copia de seguridad de tu tienda en línea</text:p>
        </text:list-item>
        <text:list-item>
          <text:p text:style-name="P11">¿Que es Google Analytics <text:span text:style-name="T6">y cómo lo implementamos en nuestro sitio de Wordpress</text:span>?</text:p>
        </text:list-item>
      </text:list>
      <text:h text:style-name="P9" text:outline-level="1">Requisitos</text:h>
      <text:list xml:id="list2675292009" text:style-name="L2">
        <text:list-item>
          <text:p text:style-name="P17">Ser Emprendedor</text:p>
        </text:list-item>
        <text:list-item>
          <text:p text:style-name="P17">Actitud de aprender</text:p>
        </text:list-item>
        <text:list-item>
          <text:p text:style-name="P17">Conocimientos básicos de computación</text:p>
        </text:list-item>
        <text:list-item>
          <text:p text:style-name="P17"><text:soft-page-break/>Saber navegar por Internet</text:p>
        </text:list-item>
        <text:list-item>
          <text:p text:style-name="P17">Computadora personal</text:p>
        </text:list-item>
      </text:list>
      <text:p text:style-name="P7">Modalidad presencial</text:p>
      <text:p text:style-name="P5">Costo: $<text:span text:style-name="T7">6000</text:span> MNX</text:p>
      <text:p text:style-name="P5">Duración: 10 hrs</text:p>
      <text:p text:style-name="P6"><text:span text:style-name="T8">Lugar y </text:span>Horario a determinar</text:p>
      <text:p text:style-name="P7">Modalidad Virtual</text:p>
      <text:p text:style-name="P5">Costo: $<text:span text:style-name="T7">4000</text:span> MNX</text:p>
      <text:p text:style-name="P5">Duración: 10 hrs</text:p>
      <text:p text:style-name="P19">Semanal</text:p>
      <text:p text:style-name="P19">Lunes a Viernes</text:p>
      <text:p text:style-name="P6">Horario: 20 – 22 hrs</text:p>
      <text:p text:style-name="P19">Sabatino</text:p>
      <text:p text:style-name="P19">Horario: 10 – 14 h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15:17:27.524000000</meta:creation-date>
    <dc:date>2019-02-25T00:14:51.560000000</dc:date>
    <meta:editing-duration>PT17M13S</meta:editing-duration>
    <meta:editing-cycles>7</meta:editing-cycles>
    <meta:generator>LibreOffice/5.4.3.2$Windows_X86_64 LibreOffice_project/92a7159f7e4af62137622921e809f8546db437e5</meta:generator>
    <meta:document-statistic meta:table-count="0" meta:image-count="0" meta:object-count="0" meta:page-count="3" meta:paragraph-count="64" meta:word-count="321" meta:character-count="1836" meta:non-whitespace-character-count="1614"/>
  </office:meta>
</office:document-meta>
</file>